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F20000017C4A718DEB30DC9DFF.png" manifest:media-type="image/png"/>
  <manifest:file-entry manifest:full-path="Pictures/10000201000003BC000000FCA26357C2C6D615A1.png" manifest:media-type="image/png"/>
  <manifest:file-entry manifest:full-path="Pictures/10000201000003CC000001182FCAC7592849E007.png" manifest:media-type="image/png"/>
  <manifest:file-entry manifest:full-path="Pictures/10000201000004720000028ED429B695F251855B.png" manifest:media-type="image/png"/>
  <manifest:file-entry manifest:full-path="Pictures/100002010000046E0000011087ED7DF3B072DE82.png" manifest:media-type="image/png"/>
  <manifest:file-entry manifest:full-path="Pictures/10000201000004680000020A4FF2FC062669C7FA.png" manifest:media-type="image/png"/>
  <manifest:file-entry manifest:full-path="Pictures/10000201000003100000005EB738B8B3CC2550AF.png" manifest:media-type="image/png"/>
  <manifest:file-entry manifest:full-path="Pictures/10000201000008DC0000049257F7AAFFB181FC2E.png" manifest:media-type="image/png"/>
  <manifest:file-entry manifest:full-path="Pictures/10000201000003E2000000C6A2128CC18685B752.png" manifest:media-type="image/png"/>
  <manifest:file-entry manifest:full-path="Pictures/100002010000088A0000043E2804925048F6D7AB.png" manifest:media-type="image/png"/>
  <manifest:file-entry manifest:full-path="Pictures/100002010000050400000124A1B9DD7CEE217A0D.png" manifest:media-type="image/png"/>
  <manifest:file-entry manifest:full-path="Pictures/1000020100000472000001A01CA1606E52AA735F.png" manifest:media-type="image/png"/>
  <manifest:file-entry manifest:full-path="Pictures/100002010000050C000002C834D1CB9DA23F50F0.png" manifest:media-type="image/png"/>
  <manifest:file-entry manifest:full-path="Pictures/10000201000004C600000124390CA8ECCA9A3E30.png" manifest:media-type="image/png"/>
  <manifest:file-entry manifest:full-path="Pictures/1000020100000484000001E2D089D20D90E8AFE0.png" manifest:media-type="image/png"/>
  <manifest:file-entry manifest:full-path="Pictures/10000201000004CA000001DE39F623798DEADBA3.png" manifest:media-type="image/png"/>
  <manifest:file-entry manifest:full-path="Pictures/10000201000004620000013C20D4873DD51BA72A.png" manifest:media-type="image/png"/>
  <manifest:file-entry manifest:full-path="Pictures/10000201000004640000013C0DEE74A73421B061.png" manifest:media-type="image/png"/>
  <manifest:file-entry manifest:full-path="Pictures/1000020100000530000001989D0B8F72FA587AA6.png" manifest:media-type="image/png"/>
  <manifest:file-entry manifest:full-path="Pictures/10000201000004640000017C92F51DE5432164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handas" svg:font-family="Chanda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break-before="page"/>
      <style:text-properties fo:font-weight="bold" style:font-weight-asian="bold" style:font-weight-complex="bold"/>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5" style:family="paragraph">
      <loext:graphic-properties draw:fill="solid" draw:fill-color="#ffff00"/>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handas" fo:font-size="18pt" fo:letter-spacing="normal" fo:language="pt" fo:country="BR"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 style:family="paragraph">
      <loext:graphic-properties draw:fill="none"/>
    </style:style>
    <style:style style:name="T1" style:family="text">
      <style:text-properties fo:font-variant="normal" fo:text-transform="none" style:use-window-font-color="true" style:text-outline="false" style:text-line-through-style="none" style:text-line-through-type="none" style:text-position="0% 100%" style:font-name="Chandas" fo:font-size="18pt" fo:letter-spacing="normal" fo:language="pt" fo:country="BR"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solid" draw:fill-color="#ffff00" draw:textarea-vertical-align="middle" fo:min-height="1.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svg:stroke-color="#ff0000" draw:fill="none" draw:textarea-horizontal-align="justify" draw:textarea-vertical-align="middle" draw:auto-grow-height="false" fo:min-height="0.351cm" fo:min-width="10.48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fill="none" draw:textarea-horizontal-align="justify" draw:textarea-vertical-align="middle" draw:auto-grow-height="false" fo:min-height="0.351cm" fo:min-width="11.01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15cm" draw:marker-end-width="0.15cm" draw:fill="none" draw:textarea-horizontal-align="justify" draw:textarea-vertical-align="middle" draw:auto-grow-height="false" fo:min-height="0.457cm" fo:min-width="6.013cm" fo:padding-top="0.058cm" fo:padding-bottom="0.058cm" fo:padding-left="0.058cm" fo:padding-right="0.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15cm" draw:marker-end-width="0.15cm" draw:fill="none" draw:textarea-horizontal-align="justify" draw:textarea-vertical-align="middle" draw:auto-grow-height="false" fo:min-height="0.369cm" fo:min-width="5.396cm" fo:padding-top="0.058cm" fo:padding-bottom="0.058cm" fo:padding-left="0.058cm" fo:padding-right="0.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Figura1" text:anchor-type="char" svg:x="0cm" svg:y="0.224cm" svg:width="19.001cm" svg:height="9.439cm" draw:z-index="1"><draw:image xlink:href="Pictures/100002010000088A0000043E2804925048F6D7AB.png" xlink:type="simple" xlink:show="embed" xlink:actuate="onLoad" loext:mime-type="image/png"/></draw:frame><draw:frame draw:style-name="fr1" draw:name="Figura3" text:anchor-type="char" svg:x="0cm" svg:y="9.661cm" svg:width="19.001cm" svg:height="9.8cm" draw:z-index="2"><draw:image xlink:href="Pictures/10000201000008DC0000049257F7AAFFB181FC2E.png" xlink:type="simple" xlink:show="embed" xlink:actuate="onLoad" loext:mime-type="image/png"/></draw:frame></text:p>
      <text:p text:style-name="Standard"/>
      <text:p text:style-name="Standard"/>
      <text:p text:style-name="P2"><draw:frame text:anchor-type="paragraph" draw:z-index="4" draw:name="Forma1" draw:style-name="gr1" draw:text-style-name="P5" svg:width="1.5cm" svg:height="1.611cm" svg:x="15.928cm" svg:y="1.884cm"><draw:text-box><text:p text:style-name="P4"><text:span text:style-name="T1">1</text:span></text:p></draw:text-box></draw:frame><draw:frame text:anchor-type="paragraph" draw:z-index="5" draw:name="Forma1_0" draw:style-name="gr1" draw:text-style-name="P5" svg:width="1.5cm" svg:height="1.611cm" svg:x="15.84cm" svg:y="9.137cm"><draw:text-box><text:p text:style-name="P4"><text:span text:style-name="T1">2</text:span></text:p></draw:text-box></draw:frame><draw:frame text:anchor-type="paragraph" draw:z-index="7" draw:name="Forma1_1" draw:style-name="gr1" draw:text-style-name="P5" svg:width="1.5cm" svg:height="1.611cm" svg:x="16.081cm" svg:y="12.952cm"><draw:text-box><text:p text:style-name="P4"><text:span text:style-name="T1">3</text:span></text:p></draw:text-box></draw:frame><draw:frame text:anchor-type="paragraph" draw:z-index="9" draw:name="Forma1_2" draw:style-name="gr1" draw:text-style-name="P5" svg:width="1.5cm" svg:height="1.611cm" svg:x="16.125cm" svg:y="19.302cm"><draw:text-box><text:p text:style-name="P4"><text:span text:style-name="T1">4</text:span></text:p></draw:text-box></draw:frame><draw:custom-shape text:anchor-type="paragraph" draw:z-index="11" draw:name="Forma3" draw:style-name="gr4" draw:text-style-name="P6" svg:width="6.13cm" svg:height="0.574cm" svg:x="8.585cm" svg:y="12.947cm"><text:p/><draw:enhanced-geometry svg:viewBox="0 0 21600 21600" draw:type="rectangle" draw:enhanced-path="M 0 0 L 21600 0 21600 21600 0 21600 0 0 Z N"/></draw:custom-shape><draw:frame draw:style-name="fr2" draw:name="Figura2" text:anchor-type="char" svg:x="1.494cm" svg:y="0.305cm" svg:width="13.857cm" svg:height="7.636cm" draw:z-index="0"><draw:image xlink:href="Pictures/100002010000050C000002C834D1CB9DA23F50F0.png" xlink:type="simple" xlink:show="embed" xlink:actuate="onLoad" loext:mime-type="image/png"/><draw:contour-polygon svg:width="1289px" svg:height="709px" svg:viewBox="0 0 1289 70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290,710 1290,709 1290,708 1290,707 1290,706 1290,705 1290,704 1290,703 1290,702 1290,701 1290,700 1290,699 1290,698 1290,697 1290,696 1290,695 1290,694 1290,693 1290,692 1290,691 1290,690 1290,689 1290,688 1290,687 1290,686 1290,685 1290,684 1290,683 1290,682 1290,681 1290,680 1290,679 1290,678 1290,677 1290,676 1290,675 1290,674 1290,673 1290,672 1290,671 1290,670 1290,669 1290,668 1290,667 1290,666 1290,665 1290,664 1290,663 1290,662 1290,661 1290,660 1290,659 1290,658 1290,657 1290,656 1290,655 1290,654 1290,653 1290,652 1290,651 1290,650 1290,649 1290,648 1290,647 1290,646 1290,645 1290,644 1290,643 1290,642 1290,641 1290,640 1290,639 1290,638 1290,637 1290,636 1290,635 1290,634 1290,633 1290,632 1290,631 1290,630 1290,629 1290,628 1290,627 1290,626 1290,625 1290,624 1290,623 1290,622 1290,621 1290,620 1290,619 1290,618 1290,617 1290,616 1290,615 1290,614 1290,613 1290,612 1290,611 1290,610 1290,609 1290,608 1290,607 1290,606 1290,605 1290,604 1290,603 1290,602 1290,601 1290,600 1290,599 1290,598 1290,597 1290,596 1290,595 1290,594 1290,593 1290,592 1290,591 1290,590 1290,589 1290,588 1290,587 1290,586 1290,585 1290,584 1290,583 1290,582 1290,581 1290,580 1290,579 1290,578 1290,577 1290,576 1290,575 1290,574 1290,573 1290,572 1290,571 1290,570 1290,569 1290,568 1290,567 1290,566 1290,565 1290,564 1290,563 1290,562 1290,561 1290,560 1290,559 1290,558 1290,557 1290,556 1290,555 1290,554 1290,553 1290,552 1290,551 1290,550 1290,549 1290,548 1290,547 1290,546 1290,545 1290,544 1290,543 1290,542 1290,541 1290,540 1290,539 1290,538 1290,537 1290,536 1290,535 1290,534 1290,533 1290,532 1290,531 1290,530 1290,529 1290,528 1290,527 1290,526 1290,525 1290,524 1290,523 1290,522 1290,521 1290,520 1290,519 1290,518 1290,517 1290,516 1290,515 1290,514 1290,513 1290,512 1290,511 1290,510 1290,509 1290,508 1290,507 1290,506 1290,505 1290,504 1290,503 1290,502 1290,501 1290,500 1290,499 1290,498 1290,497 1290,496 1290,495 1290,494 1290,493 1290,492 1290,491 1290,490 1290,489 1290,488 1290,487 1290,486 1290,485 1290,484 1290,483 1290,482 1290,481 1290,480 1290,479 1290,478 1290,477 1290,476 1290,475 1290,474 1290,473 1290,472 1290,471 1290,470 1290,469 1290,468 1290,467 1290,466 1290,465 1290,464 1290,463 1290,462 1290,461 1290,460 1290,459 1290,458 1290,457 1290,456 1290,455 1290,454 1290,453 1290,452 1290,451 1290,450 1290,449 1290,448 1290,447 1290,446 1290,445 1290,444 1290,443 1290,442 1290,441 1290,440 1290,439 1290,438 1290,437 1290,436 1290,435 1290,434 1290,433 1290,432 1290,431 1290,430 1290,429 1290,428 1290,427 1290,426 1290,425 1290,424 1290,423 1290,422 1290,421 1290,420 1290,419 1290,418 1290,417 1290,416 1290,415 1290,414 1290,413 1290,412 1290,411 1290,410 1290,409 1290,408 1290,407 1290,406 1290,405 1290,404 1290,403 1290,402 1290,401 1290,400 1290,399 1290,398 1290,397 1290,396 1290,395 1290,394 1290,393 1290,392 1290,391 1290,390 1290,389 1290,388 1290,387 1290,386 1290,385 1290,384 1290,383 1290,382 1290,381 1290,380 1290,379 1290,378 1290,377 1290,376 1290,375 1290,374 1290,373 1290,372 1290,371 1290,370 1290,369 1290,368 1290,367 1290,366 1290,365 1290,364 1290,363 1290,362 1290,361 1290,360 1290,359 1290,358 1290,357 1290,356 1290,355 1290,354 1290,353 1290,352 1290,351 1290,350 1290,349 1290,348 1290,347 1290,346 1290,345 1290,344 1290,343 1290,342 1290,341 1290,340 1290,339 1290,338 1290,337 1290,336 1290,335 1290,334 1290,333 1290,332 1290,331 1290,330 1290,329 1290,328 1290,327 1290,326 1290,325 1290,324 1290,323 1290,322 1290,321 1290,320 1290,319 1290,318 1290,317 1290,316 1290,315 1290,314 1290,313 1290,312 1290,311 1290,310 1290,309 1290,308 1290,307 1290,306 1290,305 1290,304 1290,303 1290,302 1290,301 1290,300 1290,299 1290,298 1290,297 1290,296 1290,295 1290,294 1290,293 1290,292 1290,291 1290,290 1290,289 1290,288 1290,287 1290,286 1290,285 1290,284 1290,283 1290,282 1290,281 1290,280 1290,279 1290,278 1290,277 1290,276 1290,275 1290,274 1290,273 1290,272 1290,271 1290,270 1290,269 1290,268 1290,267 1290,266 1290,265 1290,264 1290,263 1290,262 1290,261 1290,260 1290,259 1290,258 1290,257 1290,256 1290,255 1290,254 1290,253 1290,252 1290,251 1290,250 1290,249 1290,248 1290,247 1290,246 1290,245 1290,244 1290,243 1290,242 1290,241 1290,240 1290,239 1290,238 1290,237 1290,236 1290,235 1290,234 1290,233 1290,232 1290,231 1290,230 1290,229 1290,228 1290,227 1290,226 1290,225 1290,224 1290,223 1290,222 1290,221 1290,220 1290,219 1290,218 1290,217 1290,216 1290,215 1290,214 1290,213 1290,212 1290,211 1290,210 1290,209 1290,208 1290,207 1290,206 1290,205 1290,204 1290,203 1290,202 1290,201 1290,200 1290,199 1290,198 1290,197 1290,196 1290,195 1290,194 1290,193 1290,192 1290,191 1290,190 1290,189 1290,188 1290,187 1290,186 1290,185 1290,184 1290,183 1290,182 1290,181 1290,180 1290,179 1290,178 1290,177 1290,176 1290,175 1290,174 1290,173 1290,172 1290,171 1290,170 1290,169 1290,168 1290,167 1290,166 1290,165 1290,164 1290,163 1290,162 1290,161 1290,160 1290,159 1290,158 1290,157 1290,156 1290,155 1290,154 1290,153 1290,152 1290,151 1290,150 1290,149 1290,148 1290,147 1290,146 1290,145 1290,144 1290,143 1290,142 1290,141 1290,140 1290,139 1290,138 1290,137 1290,136 1290,135 1290,134 1290,133 1290,132 1290,131 1290,130 1290,129 1290,128 1290,127 1290,126 1290,125 1290,124 1290,123 1290,122 1290,121 1290,120 1290,119 1290,118 1290,117 1290,116 1290,115 1290,114 1290,113 1290,112 1290,111 1290,110 1290,109 1290,108 1290,107 1290,106 1290,105 1290,104 1290,103 1290,102 1290,101 1290,100 1290,99 1290,98 1290,97 1290,96 1290,95 1290,94 1290,93 1290,92 1290,91 1290,90 1290,89 1290,88 1290,87 1290,86 1290,85 1290,84 1290,83 1290,82 1290,81 1290,80 1290,79 1290,78 1290,77 1290,76 1290,75 1290,74 1290,73 1290,72 1290,71 1290,70 1290,69 1290,68 1290,67 1290,66 1290,65 1290,64 1290,63 1290,62 1290,61 1290,60 1290,59 1290,58 1290,57 1290,56 1290,55 1290,54 1290,53 1290,52 1290,51 1290,50 1290,49 1290,48 1290,47 1290,46 1290,45 1290,44 1290,43 1290,42 1290,41 1290,40 1290,39 1290,38 1290,37 1290,36 1290,35 1290,34 1290,33 1290,32 1290,31 1290,30 1290,29 1290,28 1290,27 1290,26 1290,25 1290,24 1290,23 1290,22 1290,21 1290,20 1290,19 1290,18 1290,17 1290,16 1290,15 1290,14 1290,13 1290,12 1290,11 1290,10 1290,9 1290,8 1290,7 1290,6 1290,5 1290,4 1290,3 1290,2 1290,1" draw:recreate-on-edit="true"/></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Figura4" text:anchor-type="char" svg:x="2.161cm" svg:y="0.206cm" svg:width="13.372cm" svg:height="2.663cm" draw:z-index="3"><draw:image xlink:href="Pictures/10000201000003E2000000C6A2128CC18685B752.png" xlink:type="simple" xlink:show="embed" xlink:actuate="onLoad" loext:mime-type="image/png"/></draw:frame></text:p>
      <text:p text:style-name="P1"/>
      <text:p text:style-name="P1"><draw:custom-shape text:anchor-type="paragraph" draw:z-index="10" draw:name="Forma2" draw:style-name="gr5" draw:text-style-name="P6" svg:width="5.513cm" svg:height="0.486cm" svg:x="8.652cm" svg:y="4.299cm"><text:p/><draw:enhanced-geometry svg:viewBox="0 0 21600 21600" draw:type="rectangle" draw:enhanced-path="M 0 0 L 21600 0 21600 21600 0 21600 0 0 Z N"/></draw:custom-shape><draw:frame text:anchor-type="paragraph" draw:z-index="13" draw:name="Forma1_3" draw:style-name="gr1" draw:text-style-name="P5" svg:width="1.5cm" svg:height="1.611cm" svg:x="16.125cm" svg:y="14.296cm"><draw:text-box><text:p text:style-name="P4"><text:span text:style-name="T1">5</text:span></text:p></draw:text-box></draw:frame><draw:frame draw:style-name="fr1" draw:name="Figura5" text:anchor-type="char" svg:x="2.193cm" svg:y="3.201cm" svg:width="13.196cm" svg:height="5.144cm" draw:z-index="6"><draw:image xlink:href="Pictures/10000201000004CA000001DE39F623798DEADBA3.png" xlink:type="simple" xlink:show="embed" xlink:actuate="onLoad" loext:mime-type="image/png"/></draw:frame><draw:frame draw:style-name="fr1" draw:name="Figura6" text:anchor-type="char" svg:x="2.226cm" svg:y="9.717cm" svg:width="13.234cm" svg:height="3.161cm" draw:z-index="8"><draw:image xlink:href="Pictures/10000201000004C600000124390CA8ECCA9A3E30.png" xlink:type="simple" xlink:show="embed" xlink:actuate="onLoad" loext:mime-type="image/png"/></draw:frame><draw:frame draw:style-name="fr1" draw:name="Figura7" text:anchor-type="char" svg:x="2.378cm" svg:y="13.79cm" svg:width="12.942cm" svg:height="3.644cm" draw:z-index="12"><draw:image xlink:href="Pictures/10000201000004620000013C20D4873DD51BA72A.png" xlink:type="simple" xlink:show="embed" xlink:actuate="onLoad" loext:mime-type="image/png"/></draw:frame></text:p>
      <text:p text:style-name="P2"><draw:frame text:anchor-type="paragraph" draw:z-index="15" draw:name="Forma1_4" draw:style-name="gr1" draw:text-style-name="P5" svg:width="1.5cm" svg:height="1.611cm" svg:x="16.409cm" svg:y="0.67cm"><draw:text-box><text:p text:style-name="P4"><text:span text:style-name="T1">6</text:span></text:p></draw:text-box></draw:frame><draw:frame text:anchor-type="paragraph" draw:z-index="17" draw:name="Forma1_5" draw:style-name="gr1" draw:text-style-name="P5" svg:width="1.5cm" svg:height="1.611cm" svg:x="16.45cm" svg:y="7.59cm"><draw:text-box><text:p text:style-name="P4"><text:span text:style-name="T1">7</text:span></text:p></draw:text-box></draw:frame><draw:frame text:anchor-type="paragraph" draw:z-index="19" draw:name="Forma1_6" draw:style-name="gr1" draw:text-style-name="P5" svg:width="1.5cm" svg:height="1.611cm" svg:x="16.45cm" svg:y="12.474cm"><draw:text-box><text:p text:style-name="P4"><text:span text:style-name="T1">8</text:span></text:p></draw:text-box></draw:frame><draw:frame text:anchor-type="paragraph" draw:z-index="22" draw:name="Forma1_7" draw:style-name="gr1" draw:text-style-name="P5" svg:width="1.5cm" svg:height="1.611cm" svg:x="17.06cm" svg:y="21.876cm"><draw:text-box><text:p text:style-name="P4"><text:span text:style-name="T1">9</text:span></text:p></draw:text-box></draw:frame><draw:frame draw:style-name="fr1" draw:name="Figura8" text:anchor-type="char" svg:x="1.96cm" svg:y="0cm" svg:width="13.7cm" svg:height="6.339cm" draw:z-index="14"><draw:image xlink:href="Pictures/10000201000004680000020A4FF2FC062669C7FA.png" xlink:type="simple" xlink:show="embed" xlink:actuate="onLoad" loext:mime-type="image/png"/></draw:frame><draw:frame draw:style-name="fr1" draw:name="Figura9" text:anchor-type="char" svg:x="2.094cm" svg:y="7.368cm" svg:width="13.496cm" svg:height="3.794cm" draw:z-index="16"><draw:image xlink:href="Pictures/10000201000004640000013C0DEE74A73421B061.png" xlink:type="simple" xlink:show="embed" xlink:actuate="onLoad" loext:mime-type="image/png"/></draw:frame><draw:frame draw:style-name="fr1" draw:name="Figura10" text:anchor-type="char" svg:x="2.279cm" svg:y="12.06cm" svg:width="13.594cm" svg:height="4.177cm" draw:z-index="18"><draw:image xlink:href="Pictures/1000020100000530000001989D0B8F72FA587AA6.png" xlink:type="simple" xlink:show="embed" xlink:actuate="onLoad" loext:mime-type="image/png"/></draw:frame><draw:frame draw:style-name="fr1" draw:name="Figura11" text:anchor-type="char" svg:x="2.175cm" svg:y="17.217cm" svg:width="15.221cm" svg:height="3.461cm" draw:z-index="20"><draw:image xlink:href="Pictures/100002010000050400000124A1B9DD7CEE217A0D.png" xlink:type="simple" xlink:show="embed" xlink:actuate="onLoad" loext:mime-type="image/png"/></draw:frame><draw:frame draw:style-name="fr1" draw:name="Figura12" text:anchor-type="char" svg:x="1.995cm" svg:y="21.579cm" svg:width="14.529cm" svg:height="5.311cm" draw:z-index="21"><draw:image xlink:href="Pictures/1000020100000472000001A01CA1606E52AA735F.png" xlink:type="simple" xlink:show="embed" xlink:actuate="onLoad" loext:mime-type="image/png"/></draw:frame></text:p>
      <text:p text:style-name="P2"><draw:frame text:anchor-type="paragraph" draw:z-index="24" draw:name="Forma1_8" draw:style-name="gr1" draw:text-style-name="P5" svg:width="1.5cm" svg:height="1.611cm" svg:x="16.896cm" svg:y="1.605cm"><draw:text-box><text:p text:style-name="P4"><text:span text:style-name="T1">10</text:span></text:p></draw:text-box></draw:frame><draw:frame text:anchor-type="paragraph" draw:z-index="26" draw:name="Forma1_9" draw:style-name="gr1" draw:text-style-name="P5" svg:width="1.5cm" svg:height="1.611cm" svg:x="16.734cm" svg:y="7.385cm"><draw:text-box><text:p text:style-name="P4"><text:span text:style-name="T1">11</text:span></text:p></draw:text-box></draw:frame><draw:frame text:anchor-type="paragraph" draw:z-index="28" draw:name="Forma1_10" draw:style-name="gr1" draw:text-style-name="P5" svg:width="1.5cm" svg:height="1.611cm" svg:x="16.572cm" svg:y="11.414cm"><draw:text-box><text:p text:style-name="P4"><text:span text:style-name="T1">12</text:span></text:p></draw:text-box></draw:frame><draw:custom-shape text:anchor-type="paragraph" draw:z-index="29" draw:name="Forma4" draw:style-name="gr3" draw:text-style-name="P6" svg:width="11.113cm" svg:height="0.451cm" svg:x="1.351cm" svg:y="14.658cm"><text:p/><draw:enhanced-geometry svg:viewBox="0 0 21600 21600" draw:type="rectangle" draw:enhanced-path="M 0 0 L 21600 0 21600 21600 0 21600 0 0 Z N"/></draw:custom-shape><draw:custom-shape text:anchor-type="paragraph" draw:z-index="30" draw:name="Forma5" draw:style-name="gr2" draw:text-style-name="P6" svg:width="10.584cm" svg:height="0.451cm" svg:x="1.272cm" svg:y="13.838cm"><text:p/><draw:enhanced-geometry svg:viewBox="0 0 21600 21600" draw:type="rectangle" draw:enhanced-path="M 0 0 L 21600 0 21600 21600 0 21600 0 0 Z N"/></draw:custom-shape><draw:frame text:anchor-type="paragraph" draw:z-index="32" draw:name="Forma1_11" draw:style-name="gr1" draw:text-style-name="P5" svg:width="1.5cm" svg:height="1.611cm" svg:x="16.769cm" svg:y="17.863cm"><draw:text-box><text:p text:style-name="P4"><text:span text:style-name="T1">13</text:span></text:p></draw:text-box></draw:frame><draw:frame text:anchor-type="paragraph" draw:z-index="34" draw:name="Forma1_12" draw:style-name="gr1" draw:text-style-name="P5" svg:width="1.5cm" svg:height="1.611cm" svg:x="15.843cm" svg:y="22.659cm"><draw:text-box><text:p text:style-name="P4"><text:span text:style-name="T1">12</text:span></text:p></draw:text-box></draw:frame><draw:frame draw:style-name="fr1" draw:name="Figura13" text:anchor-type="char" svg:x="0.998cm" svg:y="0.924cm" svg:width="15.023cm" svg:height="5.078cm" draw:z-index="23"><draw:image xlink:href="Pictures/10000201000004640000017C92F51DE543216452.png" xlink:type="simple" xlink:show="embed" xlink:actuate="onLoad" loext:mime-type="image/png"/></draw:frame><draw:frame draw:style-name="fr1" draw:name="Figura14" text:anchor-type="char" svg:x="1.323cm" svg:y="7.108cm" svg:width="14.644cm" svg:height="3.512cm" draw:z-index="25"><draw:image xlink:href="Pictures/100002010000046E0000011087ED7DF3B072DE82.png" xlink:type="simple" xlink:show="embed" xlink:actuate="onLoad" loext:mime-type="image/png"/></draw:frame><draw:frame draw:style-name="fr1" draw:name="Figura15" text:anchor-type="char" svg:x="1.626cm" svg:y="11.356cm" svg:width="13.471cm" svg:height="5.616cm" draw:z-index="27"><draw:image xlink:href="Pictures/1000020100000484000001E2D089D20D90E8AFE0.png" xlink:type="simple" xlink:show="embed" xlink:actuate="onLoad" loext:mime-type="image/png"/></draw:frame><draw:frame draw:style-name="fr1" draw:name="Figura16" text:anchor-type="char" svg:x="1.422cm" svg:y="18.17cm" svg:width="14.744cm" svg:height="1.767cm" draw:z-index="31"><draw:image xlink:href="Pictures/10000201000003100000005EB738B8B3CC2550AF.png" xlink:type="simple" xlink:show="embed" xlink:actuate="onLoad" loext:mime-type="image/png"/></draw:frame><draw:frame draw:style-name="fr1" draw:name="Figura17" text:anchor-type="char" svg:x="2.182cm" svg:y="20.41cm" svg:width="13.125cm" svg:height="7.542cm" draw:z-index="33"><draw:image xlink:href="Pictures/10000201000004720000028ED429B695F251855B.png" xlink:type="simple" xlink:show="embed" xlink:actuate="onLoad" loext:mime-type="image/png"/></draw:frame></text:p>
      <text:p text:style-name="P2"><draw:frame text:anchor-type="paragraph" draw:z-index="36" draw:name="Forma1_13" draw:style-name="gr1" draw:text-style-name="P5" svg:width="1.5cm" svg:height="1.611cm" svg:x="15.909cm" svg:y="1.457cm"><draw:text-box><text:p text:style-name="P4"><text:span text:style-name="T1">14</text:span></text:p></draw:text-box></draw:frame><draw:frame text:anchor-type="paragraph" draw:z-index="38" draw:name="Forma1_14" draw:style-name="gr1" draw:text-style-name="P5" svg:width="1.5cm" svg:height="1.611cm" svg:x="16.106cm" svg:y="5.69cm"><draw:text-box><text:p text:style-name="P4"><text:span text:style-name="T1">15</text:span></text:p></draw:text-box></draw:frame><draw:frame text:anchor-type="paragraph" draw:z-index="40" draw:name="Forma1_15" draw:style-name="gr1" draw:text-style-name="P5" svg:width="1.5cm" svg:height="1.611cm" svg:x="16.933cm" svg:y="10.121cm"><draw:text-box><text:p text:style-name="P4"><text:span text:style-name="T1">16</text:span></text:p></draw:text-box></draw:frame><draw:frame draw:style-name="fr1" draw:name="Figura18" text:anchor-type="char" svg:x="1.252cm" svg:y="0.695cm" svg:width="14.014cm" svg:height="4.038cm" draw:z-index="35"><draw:image xlink:href="Pictures/10000201000003CC000001182FCAC7592849E007.png" xlink:type="simple" xlink:show="embed" xlink:actuate="onLoad" loext:mime-type="image/png"/></draw:frame><draw:frame draw:style-name="fr1" draw:name="Figura19" text:anchor-type="char" svg:x="1.334cm" svg:y="5.32cm" svg:width="14.402cm" svg:height="3.796cm" draw:z-index="37"><draw:image xlink:href="Pictures/10000201000003BC000000FCA26357C2C6D615A1.png" xlink:type="simple" xlink:show="embed" xlink:actuate="onLoad" loext:mime-type="image/png"/></draw:frame><draw:frame draw:style-name="fr1" draw:name="Figura20" text:anchor-type="char" svg:x="1.154cm" svg:y="10.054cm" svg:width="15.041cm" svg:height="4.514cm" draw:z-index="39"><draw:image xlink:href="Pictures/10000201000004F20000017C4A718DEB30DC9DFF.png" xlink:type="simple" xlink:show="embed" xlink:actuate="onLoad" loext:mime-type="image/png"/></draw:frame></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handas" svg:font-family="Chanda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9:14:35.497355574</meta:creation-date>
    <dc:date>2021-11-12T12:38:05.813917294</dc:date>
    <meta:editing-duration>PT1H45M52S</meta:editing-duration>
    <meta:editing-cycles>24</meta:editing-cycles>
    <meta:generator>LibreOffice/6.4.7.2$Linux_X86_64 LibreOffice_project/40$Build-2</meta:generator>
    <meta:document-statistic meta:table-count="0" meta:image-count="20" meta:object-count="0" meta:page-count="6" meta:paragraph-count="0" meta:word-count="0" meta:character-count="0" meta:non-whitespace-character-count="0"/>
  </office:meta>
</office:document-meta>
</file>